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0pt" fo:language="es" fo:country="ES" style:font-size-asian="10pt" style:language-asian="es" style:country-asian="ES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0pt" fo:language="es" fo:country="ES" style:font-size-asian="10pt" style:language-asian="es" style:country-asian="ES" style:font-size-complex="12pt"/>
    </style:style>
    <style:style style:name="P4" style:family="paragraph" style:parent-style-name="Standard">
      <style:text-properties fo:font-size="10pt" style:font-size-asian="10pt" style:language-asian="es" style:country-asian="ES" style:font-size-complex="12pt"/>
    </style:style>
    <style:style style:name="P5" style:family="paragraph" style:parent-style-name="Standard">
      <style:text-properties style:language-asian="es" style:country-asian="ES"/>
    </style:style>
    <style:style style:name="P6" style:family="paragraph" style:parent-style-name="Standard">
      <style:text-properties officeooo:paragraph-rsid="0003228a"/>
    </style:style>
    <style:style style:name="P7" style:family="paragraph" style:parent-style-name="Standard">
      <style:text-properties officeooo:rsid="0003228a" officeooo:paragraph-rsid="0003228a"/>
    </style:style>
    <style:style style:name="P8" style:family="paragraph" style:parent-style-name="Standard">
      <style:text-properties officeooo:rsid="0003228a" officeooo:paragraph-rsid="0007736f"/>
    </style:style>
    <style:style style:name="P9" style:family="paragraph" style:parent-style-name="Standard">
      <style:text-properties officeooo:paragraph-rsid="0007736f"/>
    </style:style>
    <style:style style:name="P10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51cm" style:auto-text-indent="false" style:writing-mode="lr-tb"/>
    </style:style>
    <style:style style:name="P11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51cm" style:auto-text-indent="false" style:writing-mode="lr-tb"/>
      <style:text-properties officeooo:rsid="000446d9" officeooo:paragraph-rsid="000446d9"/>
    </style:style>
    <style:style style:name="P12" style:family="paragraph" style:parent-style-name="Heading_20_1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51cm" style:auto-text-indent="false" fo:break-before="page" style:writing-mode="lr-tb"/>
      <style:text-properties officeooo:paragraph-rsid="000446d9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0pt" fo:language="es" fo:country="ES" style:font-size-asian="10pt" style:language-asian="es" style:country-asian="ES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es" fo:country="ES" officeooo:paragraph-rsid="000175eb" style:font-size-asian="14pt" style:language-asian="es" style:country-asian="ES" style:font-size-complex="14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03228a" officeooo:paragraph-rsid="0003228a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officeooo:rsid="000175eb" officeooo:paragraph-rsid="000175eb" style:font-size-asian="12pt" style:font-size-complex="12pt"/>
    </style:style>
    <style:style style:name="P20" style:family="paragraph" style:parent-style-name="Heading_20_1">
      <style:paragraph-properties fo:break-before="page"/>
      <style:text-properties officeooo:paragraph-rsid="0003228a"/>
    </style:style>
    <style:style style:name="P21" style:family="paragraph" style:parent-style-name="Heading_20_1">
      <style:paragraph-properties fo:break-before="page"/>
      <style:text-properties officeooo:paragraph-rsid="000446d9"/>
    </style:style>
    <style:style style:name="P22" style:family="paragraph" style:parent-style-name="Heading_20_1">
      <style:paragraph-properties fo:break-before="page"/>
      <style:text-properties officeooo:paragraph-rsid="0007736f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fo:font-size="10pt" style:font-size-asian="10pt" style:language-asian="es" style:country-asian="ES" style:font-size-complex="12pt"/>
    </style:style>
    <style:style style:name="P24" style:family="paragraph" style:parent-style-name="Standard">
      <style:paragraph-properties fo:margin-left="1.27cm" fo:margin-right="0cm" fo:text-indent="1.251cm" style:auto-text-indent="false"/>
      <style:text-properties fo:font-size="10pt" style:font-size-asian="10pt" style:language-asian="es" style:country-asian="ES" style:font-size-complex="12pt"/>
    </style:style>
    <style:style style:name="P25" style:family="paragraph" style:parent-style-name="Heading_20_3">
      <style:text-properties officeooo:paragraph-rsid="0003228a"/>
    </style:style>
    <style:style style:name="P26" style:family="paragraph" style:parent-style-name="Heading_20_3">
      <style:text-properties officeooo:paragraph-rsid="0007736f"/>
    </style:style>
    <style:style style:name="P27" style:family="paragraph" style:parent-style-name="Heading_20_2">
      <style:text-properties officeooo:paragraph-rsid="0003228a"/>
    </style:style>
    <style:style style:name="P28" style:family="paragraph" style:parent-style-name="Heading_20_2">
      <style:text-properties officeooo:paragraph-rsid="0007736f"/>
    </style:style>
    <style:style style:name="P2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Standard" style:master-page-name="Standard">
      <style:paragraph-properties fo:margin-left="0cm" fo:margin-right="0cm" fo:margin-top="0.212cm" fo:margin-bottom="0.212cm" loext:contextual-spacing="false" fo:text-indent="0cm" style:auto-text-indent="false" style:page-number="auto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36pt" fo:language="es" fo:country="ES" style:font-size-asian="36pt" style:language-asian="es" style:country-asian="ES" style:font-size-complex="12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fo:language="es" fo:country="ES" style:font-size-asian="10pt" style:language-asian="es" style:country-asian="ES" style:font-size-complex="12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weight="bold" style:language-asian="es" style:country-asian="ES" style:font-weight-asian="bold" style:font-size-complex="12pt"/>
    </style:style>
    <style:style style:name="P36" style:family="paragraph" style:parent-style-name="Standard">
      <style:paragraph-properties fo:text-align="center" style:justify-single-word="false"/>
      <style:text-properties fo:font-size="10pt" fo:language="es" fo:country="ES" style:font-size-asian="10pt" style:language-asian="es" style:country-asian="ES" style:font-size-complex="12pt"/>
    </style:style>
    <style:style style:name="P37" style:family="paragraph" style:parent-style-name="Standard">
      <style:text-properties fo:letter-spacing="0.007cm" fo:font-weight="bold" style:font-name-asian="Arial1" style:language-asian="es" style:country-asian="ES" style:font-weight-asian="bold"/>
    </style:style>
    <style:style style:name="P38" style:family="paragraph" style:parent-style-name="Standard">
      <style:text-properties style:language-asian="es" style:country-asian="ES"/>
    </style:style>
    <style:style style:name="P39" style:family="paragraph" style:parent-style-name="Standard">
      <style:text-properties officeooo:paragraph-rsid="0003228a" style:language-asian="es" style:country-asian="ES"/>
    </style:style>
    <style:style style:name="P40" style:family="paragraph" style:parent-style-name="Standard">
      <style:text-properties officeooo:rsid="0003228a" style:language-asian="es" style:country-asian="ES"/>
    </style:style>
    <style:style style:name="P41" style:family="paragraph" style:parent-style-name="Standard">
      <style:text-properties officeooo:rsid="0003228a" officeooo:paragraph-rsid="0003228a" style:language-asian="es" style:country-asian="ES"/>
    </style:style>
    <style:style style:name="P42" style:family="paragraph" style:parent-style-name="Standard">
      <style:paragraph-properties fo:break-before="page"/>
      <style:text-properties style:language-asian="es" style:country-asian="ES"/>
    </style:style>
    <style:style style:name="P43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51cm" style:auto-text-indent="false" style:writing-mode="lr-tb"/>
      <style:text-properties officeooo:rsid="000446d9" officeooo:paragraph-rsid="000446d9" style:language-asian="es" style:country-asian="ES"/>
    </style:style>
    <style:style style:name="P44" style:family="paragraph" style:parent-style-name="Heading_20_1">
      <style:text-properties style:language-asian="es" style:country-asian="ES"/>
    </style:style>
    <style:style style:name="P45" style:family="paragraph" style:parent-style-name="Heading_20_1">
      <style:text-properties officeooo:rsid="0003228a" style:language-asian="es" style:country-asian="ES"/>
    </style:style>
    <style:style style:name="P46" style:family="paragraph" style:parent-style-name="Heading_20_1" style:master-page-name="ConNroPagina">
      <style:paragraph-properties style:page-number="auto"/>
    </style:style>
    <style:style style:name="T1" style:family="text">
      <style:text-properties fo:font-size="16pt" fo:language="es" fo:country="ES" style:font-size-asian="16pt" style:language-asian="es" style:country-asian="ES" style:font-size-complex="12pt"/>
    </style:style>
    <style:style style:name="T2" style:family="text">
      <style:text-properties fo:font-size="16pt" fo:language="es" fo:country="ES" officeooo:rsid="000175eb" style:font-size-asian="16pt" style:language-asian="es" style:country-asian="ES" style:font-size-complex="12pt"/>
    </style:style>
    <style:style style:name="T3" style:family="text">
      <style:text-properties fo:font-weight="bold" fo:background-color="#fff200" loext:char-shading-value="0" style:language-asian="es" style:country-asian="ES" style:font-weight-asian="bold" style:font-weight-complex="bold"/>
    </style:style>
    <style:style style:name="T4" style:family="text">
      <style:text-properties style:language-asian="es" style:country-asian="ES"/>
    </style:style>
    <style:style style:name="T5" style:family="text">
      <style:text-properties officeooo:rsid="0003228a" style:language-asian="es" style:country-asian="ES"/>
    </style:style>
    <style:style style:name="T6" style:family="text">
      <style:text-properties officeooo:rsid="0007736f" style:language-asian="es" style:country-asian="ES"/>
    </style:style>
    <style:style style:name="T7" style:family="text">
      <style:text-properties officeooo:rsid="000175eb"/>
    </style:style>
    <style:style style:name="T8" style:family="text">
      <style:text-properties officeooo:rsid="0003228a"/>
    </style:style>
    <style:style style:name="T9" style:family="text">
      <style:text-properties officeooo:rsid="000446d9"/>
    </style:style>
    <style:style style:name="T10" style:family="text">
      <style:text-properties fo:language="es" fo:country="ES" style:language-asian="es" style:country-asian="ES"/>
    </style:style>
    <style:style style:name="T11" style:family="text">
      <style:text-properties fo:language="es" fo:country="ES" officeooo:rsid="000175eb" style:language-asian="es" style:country-asian="ES"/>
    </style:style>
    <style:style style:name="T12" style:family="text">
      <style:text-properties fo:language="es" fo:country="ES" officeooo:rsid="000446d9" style:language-asian="es" style:country-asian="E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0">Universidad </text:span><text:span text:style-name="T11">Nacional de Mar del Plata</text:span></text:p>
      <text:p text:style-name="P18"><text:span text:style-name="T10">Facultad de </text:span><text:span text:style-name="T11">Ingeniería</text:span></text:p>
      <text:p text:style-name="P19"><text:span text:style-name="T10">Departament</text:span><text:span text:style-name="T12">o</text:span><text:span text:style-name="T10"> de …..</text:span></text:p>
      <text:p text:style-name="P2"/>
      <text:p text:style-name="P2"/>
      <text:p text:style-name="P13"/>
      <text:p text:style-name="P33">Título del trabajo</text:p>
      <text:p text:style-name="P3"/>
      <text:p text:style-name="P3"/>
      <text:p text:style-name="P3"/>
      <text:p text:style-name="P3"/>
      <text:p text:style-name="P14"><text:span text:style-name="T1">Autor/</text:span><text:span text:style-name="T2">es</text:span><text:span text:style-name="T1"> (su nombre y apellido </text:span><text:bookmark text:name="_GoBack"/><text:span text:style-name="T1">completo) </text:span></text:p>
      <text:p text:style-name="P3"/>
      <text:p text:style-name="P3"/>
      <text:p text:style-name="P15"><text:span text:style-name="T7">Director</text:span>/<text:span text:style-name="T7">es</text:span> (nombre y apellido <text:bookmark text:name="_GoBack1"/>completo)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rabajo Final de Graduación para acceder al título de ……………</text:p>
      <text:p text:style-name="P34">Mar del Plata, Mes y Año</text:p>
      <text:p text:style-name="P37"/>
      <text:p text:style-name="P4"/>
      <text:p text:style-name="P42">Agradecimientos / Dedicatoria</text:p>
      <text:p text:style-name="P23"/>
      <text:p text:style-name="P23"/>
      <text:p text:style-name="P5">Usted debe escribir aquí sus agradecimientos y/o dedicatorias de este trabajo</text:p>
      <text:p text:style-name="P23"/>
      <text:p text:style-name="P4"/>
      <text:p text:style-name="P42">Resumen </text:p>
      <text:p text:style-name="P24"/>
      <text:p text:style-name="P24"/>
      <text:p text:style-name="Standard"><text:span text:style-name="T4">Usted debe escribir aquí el resumen, luego las palabras claves </text:span><text:span text:style-name="T5">desapradas por ; </text:span></text:p>
      <text:p text:style-name="P5"/>
      <text:p text:style-name="P5"/>
      <text:p text:style-name="P5"/>
      <text:p text:style-name="P5"/>
      <text:p text:style-name="P39">Abstract </text:p>
      <text:p text:style-name="Standard"><text:span text:style-name="T4">Usted debe escribir aquí el abstract=resumen en inglés, luego las palabras claves en inglés </text:span><text:span text:style-name="T5">separadas por ;</text:span></text:p>
      <text:p text:style-name="P5"/>
      <text:p text:style-name="P24"/>
      <text:p text:style-name="P4"/>
      <text:p text:style-name="P35">Índice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0"><text:a xlink:type="simple" xlink:href="#__RefHeading___Toc3102_3441533054" text:style-name="Index_20_Link" text:visited-style-name="Index_20_Link">Introducción (Título de nivel 1, va al Índice)<text:tab/>5</text:a></text:p>
          <text:p text:style-name="P30"><text:a xlink:type="simple" xlink:href="#__RefHeading___Toc3104_3441533054" text:style-name="Index_20_Link" text:visited-style-name="Index_20_Link">Capítulo 1. Ejemplo (Título de nivel 1, va al Índice)<text:tab/>6</text:a></text:p>
          <text:p text:style-name="P29"><text:a xlink:type="simple" xlink:href="#__RefHeading___Toc3106_3441533054" text:style-name="Index_20_Link" text:visited-style-name="Index_20_Link">Subtitulo apartado de NNNN (Título de nivel 2, va al Índice)<text:tab/>6</text:a></text:p>
          <text:p text:style-name="P31"><text:a xlink:type="simple" xlink:href="#__RefHeading___Toc3145_3441533054" text:style-name="Index_20_Link" text:visited-style-name="Index_20_Link">Sub-Sub titulo apartado de NNNN (Título de nivel 3, va al Índice) Sino lo necesita, puede borrarlo, si tiene más elementos de este nivel, dupliquelo.<text:tab/>6</text:a></text:p>
          <text:p text:style-name="P30"><text:a xlink:type="simple" xlink:href="#__RefHeading___Toc3147_3441533054" text:style-name="Index_20_Link" text:visited-style-name="Index_20_Link">Capítulo 2. Ejemplo (Título de nivel 1, va al Índice)<text:tab/>7</text:a></text:p>
          <text:p text:style-name="P29"><text:a xlink:type="simple" xlink:href="#__RefHeading___Toc3110_3441533054" text:style-name="Index_20_Link" text:visited-style-name="Index_20_Link">Sub apartado de Cap. 2 (Título de nivel 2, va al Índice)<text:tab/>7</text:a></text:p>
          <text:p text:style-name="P31"><text:a xlink:type="simple" xlink:href="#__RefHeading___Toc3112_3441533054" text:style-name="Index_20_Link" text:visited-style-name="Index_20_Link">Sub apartado de xxxx (Título de nivel 3, va al Índice)<text:tab/>7</text:a></text:p>
          <text:p text:style-name="P30"><text:a xlink:type="simple" xlink:href="#__RefHeading___Toc3160_3441533054" text:style-name="Index_20_Link" text:visited-style-name="Index_20_Link">Capítulo 3. Ejemplo (Título de nivel 1, va al Índice)<text:tab/>8</text:a></text:p>
          <text:p text:style-name="P29"><text:a xlink:type="simple" xlink:href="#__RefHeading___Toc3110_34415330541" text:style-name="Index_20_Link" text:visited-style-name="Index_20_Link">Sub apartado de Cap. 3 (Título de nivel 2, va al Índice)<text:tab/>8</text:a></text:p>
          <text:p text:style-name="P31"><text:a xlink:type="simple" xlink:href="#__RefHeading___Toc3112_34415330541" text:style-name="Index_20_Link" text:visited-style-name="Index_20_Link">Sub apartado de xxxx (Título de nivel 3, va al Índice)<text:tab/>8</text:a></text:p>
          <text:p text:style-name="P30"><text:a xlink:type="simple" xlink:href="#__RefHeading___Toc3114_3441533054" text:style-name="Index_20_Link" text:visited-style-name="Index_20_Link">Bibliografía (Título de nivel 1, va al Índice)<text:tab/>9</text:a></text:p>
          <text:p text:style-name="P30"><text:a xlink:type="simple" xlink:href="#__RefHeading___Toc3149_3441533054" text:style-name="Index_20_Link" text:visited-style-name="Index_20_Link">Anexos (Título de nivel 1, va al Índice)<text:tab/>10</text:a></text:p>
        </text:index-body>
      </text:table-of-content>
      <text:h text:style-name="P44" text:outline-level="1"/>
      <text:p text:style-name="P17"><text:span text:style-name="T3">NO EDITE el indice </text:span><text:span text:style-name="T4">sólo complete el resto del archivo con el contenido por usted elaborado, si mantiene el formato de niveles de titulos, el Indice de Contenidos se actualizará </text:span><text:span text:style-name="T6">automáticamente</text:span><text:span text:style-name="T4"> </text:span><text:span text:style-name="T6">cuando usted se posicione encima y con el menú contextual haga actualizar indice. BORRE ESTE TEXTO cuando termine su trabajo</text:span></text:p>
      <text:h text:style-name="P45" text:outline-level="1"/>
      <text:h text:style-name="P46" text:outline-level="1"><text:bookmark-start text:name="__RefHeading___Toc3102_3441533054"/><text:bookmark text:name="_Toc419223924"/><text:span text:style-name="T4">Introducción </text:span><text:span text:style-name="T5">(Título de nivel 1, va al Índice)</text:span><text:bookmark-end text:name="__RefHeading___Toc3102_3441533054"/></text:h>
      <text:p text:style-name="P5">Usted debe escribir aquí la introducción</text:p>
      <text:p text:style-name="Standard"/>
      <text:p text:style-name="Standard"/>
      <text:h text:style-name="P20" text:outline-level="1"><text:bookmark-start text:name="__RefHeading___Toc3104_3441533054"/><text:bookmark text:name="_Toc419223925"/>C<text:span text:style-name="T8">apítulo 1. Ejemplo </text:span><text:span text:style-name="T5">(Título de nivel 1, va al Índice)</text:span><text:bookmark-end text:name="__RefHeading___Toc3104_3441533054"/></text:h>
      <text:p text:style-name="Standard"><text:span text:style-name="T8">(párrafo normal) </text:span>Aquí comience a escribir</text:p>
      <text:p text:style-name="P7"/>
      <text:p text:style-name="P7"/>
      <text:p text:style-name="P7"/>
      <text:h text:style-name="P27" text:outline-level="2"><text:bookmark-start text:name="__RefHeading___Toc3106_3441533054"/><text:bookmark text:name="_Toc419223926"/>Sub<text:span text:style-name="T8">titulo </text:span>apartado de NNNN <text:span text:style-name="T5">(Título de nivel 2, va al Índice)</text:span><text:bookmark-end text:name="__RefHeading___Toc3106_3441533054"/></text:h>
      <text:p text:style-name="P6">Aquí desarroll<text:span text:style-name="T8">e</text:span> el contenido de un subtítulo<text:span text:style-name="T8">, duplique cuantas veces necesite este tipo de subtitulos y agregue su contenido. (párrafo normal) </text:span></text:p>
      <text:p text:style-name="P6"/>
      <text:p text:style-name="P6"/>
      <text:p text:style-name="Standard"/>
      <text:h text:style-name="Heading_20_3" text:outline-level="3"><text:bookmark-start text:name="__RefHeading___Toc3145_3441533054"/>Sub-<text:span text:style-name="T8">Sub titulo </text:span><text:s/>apartado de NNNN <text:span text:style-name="T5">(Título de nivel 3, va al Índice) Sino lo necesita, puede borrarlo, si tiene más elementos de este nivel, dupliquelo.</text:span><text:bookmark-end text:name="__RefHeading___Toc3145_3441533054"/></text:h>
      <text:p text:style-name="P41">Aquí desarrolle el contenido de un sub-subtítulo, duplique cuantas veces necesite este tipo de subtitulos y agregue su contenido. (párrafo normal) </text:p>
      <text:p text:style-name="P40"/>
      <text:p text:style-name="P40"/>
      <text:h text:style-name="P20" text:outline-level="1"><text:bookmark-start text:name="__RefHeading___Toc3147_3441533054"/>C<text:span text:style-name="T8">apítulo 2. Ejemplo </text:span><text:span text:style-name="T5">(Título de nivel 1, va al Índice)</text:span><text:bookmark-end text:name="__RefHeading___Toc3147_3441533054"/></text:h>
      <text:p text:style-name="P7"><text:span text:style-name="T8">(párrafo normal) </text:span>Aquí comience a escribir</text:p>
      <text:p text:style-name="P7"/>
      <text:p text:style-name="P7"/>
      <text:h text:style-name="P27" text:outline-level="2"><text:bookmark-start text:name="__RefHeading___Toc3110_3441533054"/><text:bookmark text:name="_Toc419223928"/>Sub apartado de <text:span text:style-name="T8">Cap. 2 </text:span><text:span text:style-name="T5">(Título de nivel 2, va al Índice)</text:span><text:bookmark-end text:name="__RefHeading___Toc3110_3441533054"/></text:h>
      <text:p text:style-name="P7">(párrafo normal) Aquí comience a escribir</text:p>
      <text:p text:style-name="Standard"/>
      <text:h text:style-name="P25" text:outline-level="3"><text:bookmark-start text:name="__RefHeading___Toc3112_3441533054"/><text:bookmark text:name="_Toc419223929"/>Sub apartado de xxxx <text:span text:style-name="T5">(Título de nivel 3, va al Índice)</text:span><text:bookmark-end text:name="__RefHeading___Toc3112_3441533054"/></text:h>
      <text:p text:style-name="P7">(párrafo normal) Aquí comience a escribir</text:p>
      <text:p text:style-name="Standard"/>
      <text:p text:style-name="Standard"/>
      <text:p text:style-name="P16"/>
      <text:h text:style-name="P22" text:outline-level="1"><text:bookmark-start text:name="__RefHeading___Toc3160_3441533054"/>C<text:span text:style-name="T8">apítulo 3. Ejemplo </text:span><text:span text:style-name="T5">(Título de nivel 1, va al Índice)</text:span><text:bookmark-end text:name="__RefHeading___Toc3160_3441533054"/></text:h>
      <text:p text:style-name="P8">(párrafo normal) Aquí comience a escribir</text:p>
      <text:p text:style-name="P8"/>
      <text:p text:style-name="P8"/>
      <text:h text:style-name="P28" text:outline-level="2"><text:bookmark text:name="_Toc4192239281"/><text:bookmark-start text:name="__RefHeading___Toc3110_34415330541"/>Sub apartado de <text:span text:style-name="T8">Cap. 3 </text:span><text:span text:style-name="T5">(Título de nivel 2, va al Índice)</text:span><text:bookmark-end text:name="__RefHeading___Toc3110_34415330541"/></text:h>
      <text:p text:style-name="P8">(párrafo normal) Aquí comience a escribir</text:p>
      <text:p text:style-name="P9"/>
      <text:h text:style-name="P26" text:outline-level="3"><text:bookmark text:name="_Toc4192239291"/><text:bookmark-start text:name="__RefHeading___Toc3112_34415330541"/>Sub apartado de xxxx <text:span text:style-name="T5">(Título de nivel 3, va al Índice)</text:span><text:bookmark-end text:name="__RefHeading___Toc3112_34415330541"/></text:h>
      <text:p text:style-name="P8">(párrafo normal) Aquí comience a escribir</text:p>
      <text:p text:style-name="P8"/>
      <text:h text:style-name="P21" text:outline-level="1"><text:bookmark-start text:name="__RefHeading___Toc3114_3441533054"/><text:bookmark text:name="_Toc419223930"/>Bibliografía <text:span text:style-name="T5">(Título de nivel 1, va al Índice)</text:span><text:bookmark-end text:name="__RefHeading___Toc3114_3441533054"/></text:h>
      <text:p text:style-name="Standard">Aquí liste la bibliografía utilizada, DEBE ajustarse a las normas <text:span text:style-name="T7">internacionales de su disciplina</text:span></text:p>
      <text:p text:style-name="Standard"/>
      <text:p text:style-name="Standard"/>
      <text:p text:style-name="P10"/>
      <text:h text:style-name="P12" text:outline-level="1"><text:bookmark-start text:name="__RefHeading___Toc3149_3441533054"/><text:span text:style-name="T9">Anexos </text:span><text:span text:style-name="T5">(Título de nivel 1, va al Índice)</text:span><text:bookmark-end text:name="__RefHeading___Toc3149_3441533054"/></text:h>
      <text:p text:style-name="P11"><text:span text:style-name="T5">A</text:span><text:span text:style-name="T4">gregue a partir de aquí los anexos, si los tiene, de tu Trabajo Final de Graduación.</text:span>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AR" style:letter-kerning="false" style:font-name-asian="Times New Roman" style:font-size-asian="10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s" fo:country="AR" style:letter-kerning="false" style:font-name-asian="Times New Roman" style:font-size-asian="10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51cm" style:auto-text-indent="false" style:writing-mode="lr-tb"/>
      <style:text-properties style:use-window-font-color="true" style:font-name="Arial" fo:font-family="Arial" style:font-family-generic="roman" style:font-pitch="variable" fo:font-size="12pt" fo:language="es" fo:country="AR" style:letter-kerning="false" style:font-name-asian="Times New Roman" style:font-family-asian="'Times New Roman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23cm" fo:margin-bottom="0.212cm" loext:contextual-spacing="false" fo:keep-together="always" fo:text-indent="0cm" style:auto-text-indent="false" fo:keep-with-next="always"/>
      <style:text-properties fo:font-size="14pt" fo:font-weight="bold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212cm" fo:margin-bottom="0.212cm" loext:contextual-spacing="false"/>
      <style:text-properties fo:font-size="13pt" style:font-size-asian="13pt" style:font-size-complex="13pt" style:font-weight-complex="normal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text-properties fo:font-size="12pt" fo:font-style="italic" style:font-size-asian="12pt" style:font-style-asian="italic" style:font-weight-complex="bold"/>
    </style:style>
    <style:style style:name="Footnote" style:family="paragraph" style:parent-style-name="Standard" style:default-outline-level="" style:class="extra"/>
    <style:style style:name="cita_5f_textual" style:display-name="cita_textual" style:family="paragraph" style:parent-style-name="Standard" style:next-style-name="Standard" style:default-outline-level="">
      <style:paragraph-properties fo:margin-left="1.249cm" fo:margin-right="0cm" fo:text-indent="1.251cm" style:auto-text-indent="false"/>
      <style:text-properties fo:font-size="9pt" fo:font-style="italic" style:font-size-asian="9pt" style:font-style-asian="italic" style:font-style-complex="italic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_20_viñetas" style:display-name="con viñetas" style:family="paragraph" style:parent-style-name="Standard" style:default-outline-level="">
      <style:text-properties fo:font-size="10pt" fo:language="es" fo:country="ES" style:font-size-asian="10pt" style:language-asian="es" style:country-asian="ES" style:font-size-complex="12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text-align="justify" style:justify-single-word="false" fo:orphans="2" fo:widows="2" fo:text-indent="1.251cm" style:auto-text-indent="false" style:writing-mode="lr-tb"/>
      <style:text-properties style:use-window-font-color="true" style:font-name="Arial" fo:font-family="Arial" style:font-family-generic="roman" style:font-pitch="variable" fo:font-size="12pt" fo:language="es" fo:country="AR" style:letter-kerning="false" style:font-name-asian="Times New Roman" style:font-family-asian="'Times New Roman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cm" fo:margin-right="0cm" fo:margin-top="0.212cm" fo:margin-bottom="0cm" loext:contextual-spacing="false" fo:text-indent="0cm" style:auto-text-indent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cm" fo:margin-right="0cm" fo:margin-top="0.106cm" fo:margin-bottom="0cm" loext:contextual-spacing="false" fo:text-indent="0cm" style:auto-text-indent="false">
        <style:tab-stops>
          <style:tab-stop style:position="15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5cm" fo:margin-right="0cm" fo:margin-top="0cm" fo:margin-bottom="0cm" loext:contextual-spacing="false" fo:text-indent="0cm" style:auto-text-indent="false">
        <style:tab-stops>
          <style:tab-stop style:position="15.98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212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font-size="14pt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Texto_20_nota_20_pie_20_Car" style:display-name="Texto nota pie Car" style:family="text" style:parent-style-name="Default_20_Paragraph_20_Font">
      <style:text-properties style:font-name-asian="MS Mincho" style:font-family-asian="'MS Mincho'" style:font-family-generic-asian="system" style:font-pitch-asian="variable" style:language-asian="es" style:country-asian="AR"/>
    </style:style>
    <style:style style:name="Texto_20_comentario_20_Car" style:display-name="Texto comentario Car" style:family="text" style:parent-style-name="Default_20_Paragraph_20_Font">
      <style:text-properties style:language-asian="es" style:country-asian="A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" style:font-family-complex="'Times New Roman'" style:font-family-generic-complex="system" style:font-pitch-complex="variable" style:font-size-complex="8pt"/>
    </style:style>
    <style:style style:name="Asunto_20_del_20_comentario_20_Car" style:display-name="Asunto del comentario Car" style:family="text" style:parent-style-name="Texto_20_comentario_20_Car">
      <style:text-properties fo:font-weight="bold" style:language-asian="es" style:country-asian="AR" style:font-weight-asian="bold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s" style:country-asian="AR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age_20_number" style:display-name="page number" style:family="text" style:parent-style-name="Default_20_Paragraph_20_Font"/>
    <style:style style:name="Título_20_2_20_Car" style:display-name="Título 2 Car" style:family="text" style:parent-style-name="Default_20_Paragraph_20_Font">
      <style:text-properties fo:font-size="13pt" style:font-name-asian="Times New Roman" style:font-family-asian="'Times New Roman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font-size="12pt" fo:font-style="italic" style:font-name-asian="Times New Roman" style:font-family-asian="'Times New Roman'" style:font-family-generic-asian="system" style:font-pitch-asian="variable" style:font-size-asian="12pt" style:font-style-asian="italic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fo:color="#339966" fo:font-size="14pt" style:font-size-asian="14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ListLabel_20_8" style:display-name="ListLabel 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fo:color="#0000ff" fo:font-size="10pt" style:text-underline-style="solid" style:text-underline-width="auto" style:text-underline-color="#0000ff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text-scale="99%"/>
    </style:style>
    <style:style style:name="ListLabel_20_18" style:display-name="ListLabel 18" style:family="text">
      <style:text-properties fo:color="#0000ff" fo:font-size="10pt" fo:letter-spacing="0.002cm" style:text-underline-style="solid" style:text-underline-width="auto" style:text-underline-color="#0000ff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text-scale="99%"/>
    </style:style>
    <style:style style:name="ListLabel_20_19" style:display-name="ListLabel 19" style:family="text">
      <style:text-properties fo:color="#0000ff" fo:font-size="10pt" fo:letter-spacing="0.004cm" style:text-underline-style="solid" style:text-underline-width="auto" style:text-underline-color="#0000ff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text-scale="99%"/>
    </style:style>
    <style:style style:name="ListLabel_20_20" style:display-name="ListLabel 20" style:family="text">
      <style:text-properties fo:color="#0000ff" fo:font-size="10pt" fo:letter-spacing="-0.002cm" style:text-underline-style="solid" style:text-underline-width="auto" style:text-underline-color="#0000ff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text-scale="99%"/>
    </style:style>
    <style:style style:name="ListLabel_20_21" style:display-name="ListLabel 21" style:family="text">
      <style:text-properties fo:color="#0000ff" fo:font-size="10pt" fo:letter-spacing="0.007cm" style:text-underline-style="solid" style:text-underline-width="auto" style:text-underline-color="#0000ff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text-scale="99%"/>
    </style:style>
    <style:style style:name="ListLabel_20_22" style:display-name="ListLabel 22" style:family="text">
      <style:text-properties fo:color="#0000ff" fo:font-size="10pt" fo:letter-spacing="0.012cm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text-scale="99%"/>
    </style:style>
    <style:style style:name="ListLabel_20_23" style:display-name="ListLabel 23" style:family="text">
      <style:text-properties fo:color="#4374b7" fo:font-size="8pt" style:font-name-asian="Arial1" style:font-family-asian="Arial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/>
    </style:style>
    <style:style style:name="ListLabel_20_24" style:display-name="ListLabel 24" style:family="text">
      <style:text-properties fo:color="#4374b7" fo:font-size="8pt" fo:letter-spacing="-0.004cm" style:font-name-asian="Arial1" style:font-family-asian="Arial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/>
    </style:style>
    <style:style style:name="ListLabel_20_25" style:display-name="ListLabel 25" style:family="text">
      <style:text-properties fo:color="#4374b7" fo:font-size="8pt" fo:letter-spacing="0.002cm" style:font-name-asian="Arial1" style:font-family-asian="Arial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/>
    </style:style>
    <style:style style:name="ListLabel_20_26" style:display-name="ListLabel 26" style:family="text">
      <style:text-properties fo:color="#4374b7" fo:font-size="8pt" fo:letter-spacing="-0.002cm" style:font-name-asian="Arial1" style:font-family-asian="Arial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/>
    </style:style>
    <style:style style:name="ListLabel_20_27" style:display-name="ListLabel 27" style:family="text">
      <style:text-properties fo:color="#4374b7" fo:font-size="8pt" fo:letter-spacing="0.005cm" style:font-name-asian="Arial1" style:font-family-asian="Arial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/>
    </style:style>
    <style:style style:name="ListLabel_20_28" style:display-name="ListLabel 28" style:family="text">
      <style:text-properties fo:color="#4374b7" fo:font-size="8pt" fo:letter-spacing="-0.005cm" style:font-name-asian="Arial1" style:font-family-asian="Arial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/>
    </style:style>
    <style:style style:name="ListLabel_20_29" style:display-name="ListLabel 29" style:family="text">
      <style:text-properties fo:color="#4374b7" fo:font-size="8pt" fo:letter-spacing="0.009cm" style:font-name-asian="Arial1" style:font-family-asian="Arial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/>
    </style:style>
    <style:style style:name="ListLabel_20_30" style:display-name="ListLabel 3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fo:color="#0000ff" fo:font-size="10pt" style:text-underline-style="solid" style:text-underline-width="auto" style:text-underline-color="#0000ff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text-scale="99%"/>
    </style:style>
    <style:style style:name="ListLabel_20_40" style:display-name="ListLabel 40" style:family="text">
      <style:text-properties fo:color="#0000ff" fo:font-size="10pt" fo:letter-spacing="0.002cm" style:text-underline-style="solid" style:text-underline-width="auto" style:text-underline-color="#0000ff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text-scale="99%"/>
    </style:style>
    <style:style style:name="ListLabel_20_41" style:display-name="ListLabel 41" style:family="text">
      <style:text-properties fo:color="#0000ff" fo:font-size="10pt" fo:letter-spacing="0.004cm" style:text-underline-style="solid" style:text-underline-width="auto" style:text-underline-color="#0000ff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text-scale="99%"/>
    </style:style>
    <style:style style:name="ListLabel_20_42" style:display-name="ListLabel 42" style:family="text">
      <style:text-properties fo:color="#0000ff" fo:font-size="10pt" fo:letter-spacing="-0.002cm" style:text-underline-style="solid" style:text-underline-width="auto" style:text-underline-color="#0000ff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text-scale="99%"/>
    </style:style>
    <style:style style:name="ListLabel_20_43" style:display-name="ListLabel 43" style:family="text">
      <style:text-properties fo:color="#0000ff" fo:font-size="10pt" fo:letter-spacing="0.007cm" style:text-underline-style="solid" style:text-underline-width="auto" style:text-underline-color="#0000ff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text-scale="99%"/>
    </style:style>
    <style:style style:name="ListLabel_20_44" style:display-name="ListLabel 44" style:family="text">
      <style:text-properties fo:color="#0000ff" fo:font-size="10pt" fo:letter-spacing="0.012cm" style:font-name-asian="Arial1" style:font-family-asian="Arial" style:font-family-generic-asian="system" style:font-pitch-asian="variable" style:font-size-asian="10pt" style:language-asian="es" style:country-asian="ES" style:font-name-complex="Arial1" style:font-family-complex="Arial" style:font-family-generic-complex="system" style:font-pitch-complex="variable" style:font-size-complex="10pt" style:text-scale="99%"/>
    </style:style>
    <style:style style:name="ListLabel_20_45" style:display-name="ListLabel 45" style:family="text">
      <style:text-properties fo:color="#4374b7" fo:font-size="8pt" style:font-name-asian="Arial1" style:font-family-asian="Arial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/>
    </style:style>
    <style:style style:name="ListLabel_20_46" style:display-name="ListLabel 46" style:family="text">
      <style:text-properties fo:color="#4374b7" fo:font-size="8pt" fo:letter-spacing="-0.004cm" style:font-name-asian="Arial1" style:font-family-asian="Arial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/>
    </style:style>
    <style:style style:name="ListLabel_20_47" style:display-name="ListLabel 47" style:family="text">
      <style:text-properties fo:color="#4374b7" fo:font-size="8pt" fo:letter-spacing="0.002cm" style:font-name-asian="Arial1" style:font-family-asian="Arial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/>
    </style:style>
    <style:style style:name="ListLabel_20_48" style:display-name="ListLabel 48" style:family="text">
      <style:text-properties fo:color="#4374b7" fo:font-size="8pt" fo:letter-spacing="-0.002cm" style:font-name-asian="Arial1" style:font-family-asian="Arial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/>
    </style:style>
    <style:style style:name="ListLabel_20_49" style:display-name="ListLabel 49" style:family="text">
      <style:text-properties fo:color="#4374b7" fo:font-size="8pt" fo:letter-spacing="0.005cm" style:font-name-asian="Arial1" style:font-family-asian="Arial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/>
    </style:style>
    <style:style style:name="ListLabel_20_50" style:display-name="ListLabel 50" style:family="text">
      <style:text-properties fo:color="#4374b7" fo:font-size="8pt" fo:letter-spacing="-0.005cm" style:font-name-asian="Arial1" style:font-family-asian="Arial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/>
    </style:style>
    <style:style style:name="ListLabel_20_51" style:display-name="ListLabel 51" style:family="text">
      <style:text-properties fo:color="#4374b7" fo:font-size="8pt" fo:letter-spacing="0.009cm" style:font-name-asian="Arial1" style:font-family-asian="Arial" style:font-family-generic-asian="system" style:font-pitch-asian="variable" style:font-size-asian="8pt" style:language-asian="es" style:country-asian="ES" style:font-name-complex="Arial1" style:font-family-complex="Arial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2.041cm" fo:margin-left="2.501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499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2">
      <style:header>
        <text:p text:style-name="Header"/>
      </style:header>
    </style:master-page>
    <style:master-page style:name="Converted3" style:page-layout-name="Mpm3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ConNroPagina" style:page-layout-name="Mpm4">
      <style:header>
        <text:p text:style-name="Header"/>
      </style:header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5" style:next-style-name="Standard">
      <style:header>
        <text:p text:style-name="Header"/>
      </style:header>
    </style:master-page>
    <style:master-page style:name="Left_20_Page" style:display-name="Left Page" style:page-layout-name="Mpm6" style:next-style-name="Right_20_Page">
      <style:header>
        <text:p text:style-name="Header"/>
      </style:header>
    </style:master-page>
    <style:master-page style:name="Right_20_Page" style:display-name="Right Page" style:page-layout-name="Mpm7" style:next-style-name="Left_20_Page">
      <style:header>
        <text:p text:style-name="Header"/>
      </style:header>
    </style:master-page>
    <style:master-page style:name="Envelope" style:page-layout-name="Mpm8">
      <style:header>
        <text:p text:style-name="Header"/>
      </style:header>
    </style:master-page>
    <style:master-page style:name="Index" style:page-layout-name="Mpm5">
      <style:header>
        <text:p text:style-name="Header"/>
      </style:header>
    </style:master-page>
    <style:master-page style:name="HTML" style:page-layout-name="Mpm9">
      <style:header>
        <text:p text:style-name="Header"/>
      </style:header>
    </style:master-page>
    <style:master-page style:name="Footnote" style:page-layout-name="Mpm10">
      <style:header>
        <text:p text:style-name="Header"/>
      </style:header>
    </style:master-page>
    <style:master-page style:name="Endnote" style:page-layout-name="Mpm10">
      <style:header>
        <text:p text:style-name="Header"/>
      </style:header>
    </style:master-page>
    <style:master-page style:name="Landscape" style:page-layout-name="Mpm1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21:40:00</meta:creation-date>
    <meta:initial-creator>José Miguel Ravasi</meta:initial-creator>
    <dc:language>es-AR</dc:language>
    <dc:date>2019-04-05T16:12:51.460011446</dc:date>
    <meta:editing-cycles>11</meta:editing-cycles>
    <dc:subject>Jose Miguel Ravasi - FI- 2019</dc:subject>
    <dc:title>Plantilla TFG</dc:title>
    <meta:editing-duration>PT59M20S</meta:editing-duration>
    <meta:generator>LibreOffice/6.0.7.3$Linux_X86_64 LibreOffice_project/00m0$Build-3</meta:generator>
    <dc:creator>Jose Miguel Ravasi </dc:creator>
    <meta:keyword>TRABAJO FINAL DE GRADUACION; FACULTAD DE INGENIERIA</meta:keyword>
    <meta:document-statistic meta:table-count="0" meta:image-count="0" meta:object-count="0" meta:page-count="10" meta:paragraph-count="54" meta:word-count="548" meta:character-count="3176" meta:non-whitespace-character-count="26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